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/>
    </style:style>
    <style:style style:name="T1" style:family="text">
      <style:text-properties fo:font-family="'CM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0.762cm" svg:x="11.176cm" svg:y="13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016cm" svg:height="0.288cm" svg:x="14.602cm" svg:y="1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2cm" svg:x="9.124cm" svg:y="12.52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64cm" svg:height="0.734cm" svg:x="4.234cm" svg:y="2.0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1.27cm" svg:height="1.27cm" svg:x="10.66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.81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09cm" svg:height="0.703cm" svg:x="10.668cm" svg:y="2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35cm" svg:height="0.703cm" svg:x="12.192cm" svg:y="2.0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63cm" svg:height="0.703cm" svg:x="13.462cm" svg:y="2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.137cm" svg:height="0.703cm" svg:x="14.478cm" svg:y="2.0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51cm" svg:height="0.703cm" svg:x="16.002cm" svg:y="2.0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1" draw:layer="layout" svg:x1="11.176cm" svg:y1="0.796cm" svg:x2="11.176cm" svg:y2="1.812cm">
          <text:p/>
        </draw:line>
        <draw:line draw:style-name="gr5" draw:text-style-name="P1" draw:layer="layout" svg:x1="12.446cm" svg:y1="0.796cm" svg:x2="12.446cm" svg:y2="1.812cm">
          <text:p/>
        </draw:line>
        <draw:frame draw:style-name="gr4" draw:layer="layout" svg:width="0.859cm" svg:height="0.796cm" svg:x="10.825cm" svg:y="0.0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59cm" svg:height="0.796cm" svg:x="12.095cm" svg:y="0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393cm" svg:height="0.703cm" svg:x="5.842cm" svg:y="5.4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1.27cm" svg:height="1.27cm" svg:x="10.66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5.11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635cm" svg:height="0.703cm" svg:x="12.192cm" svg:y="5.36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63cm" svg:height="0.703cm" svg:x="13.462cm" svg:y="5.36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1.137cm" svg:height="0.703cm" svg:x="14.478cm" svg:y="5.36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51cm" svg:height="0.703cm" svg:x="16.002cm" svg:y="5.36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13.813cm" svg:y1="4.098cm" svg:x2="13.813cm" svg:y2="5.114cm">
          <text:p/>
        </draw:line>
        <draw:line draw:style-name="gr5" draw:text-style-name="P1" draw:layer="layout" svg:x1="12.446cm" svg:y1="4.098cm" svg:x2="12.446cm" svg:y2="5.114cm">
          <text:p/>
        </draw:line>
        <draw:frame draw:style-name="gr4" draw:layer="layout" svg:width="0.859cm" svg:height="0.796cm" svg:x="13.462cm" svg:y="3.3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859cm" svg:height="0.796cm" svg:x="12.095cm" svg:y="3.30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1" draw:layer="layout" svg:x1="10.668cm" svg:y1="5.114cm" svg:x2="11.938cm" svg:y2="6.384cm">
          <text:p/>
        </draw:line>
        <draw:line draw:style-name="gr6" draw:text-style-name="P1" draw:layer="layout" svg:x1="10.668cm" svg:y1="6.384cm" svg:x2="11.938cm" svg:y2="5.114cm">
          <text:p/>
        </draw:line>
        <draw:frame draw:style-name="gr4" draw:layer="layout" svg:width="2.472cm" svg:height="0.703cm" svg:x="5.842cm" svg:y="8.73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layer="layout" svg:width="1.27cm" svg:height="1.27cm" svg:x="10.66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8.4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703cm" svg:x="14.478cm" svg:y="8.70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5" draw:text-style-name="P1" draw:layer="layout" svg:x1="13.883cm" svg:y1="7.434cm" svg:x2="13.883cm" svg:y2="8.45cm">
          <text:p/>
        </draw:line>
        <draw:line draw:style-name="gr5" draw:text-style-name="P1" draw:layer="layout" svg:x1="12.446cm" svg:y1="7.434cm" svg:x2="12.446cm" svg:y2="8.45cm">
          <text:p/>
        </draw:line>
        <draw:frame draw:style-name="gr4" draw:layer="layout" svg:width="0.859cm" svg:height="0.796cm" svg:x="13.532cm" svg:y="6.67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859cm" svg:height="0.796cm" svg:x="12.095cm" svg:y="6.63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2.444cm" svg:height="0.703cm" svg:x="5.842cm" svg:y="12.06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1" draw:layer="layout" svg:width="1.27cm" svg:height="1.27cm" svg:x="10.66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1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703cm" svg:x="14.478cm" svg:y="12.00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5" draw:text-style-name="P1" draw:layer="layout" svg:x1="13.883cm" svg:y1="10.736cm" svg:x2="13.883cm" svg:y2="11.752cm">
          <text:p/>
        </draw:line>
        <draw:line draw:style-name="gr5" draw:text-style-name="P1" draw:layer="layout" svg:x1="15.153cm" svg:y1="10.736cm" svg:x2="15.153cm" svg:y2="11.752cm">
          <text:p/>
        </draw:line>
        <draw:frame draw:style-name="gr4" draw:layer="layout" svg:width="0.859cm" svg:height="0.796cm" svg:x="13.532cm" svg:y="9.97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0.859cm" svg:height="0.796cm" svg:x="14.802cm" svg:y="9.9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6" draw:text-style-name="P1" draw:layer="layout" svg:x1="10.668cm" svg:y1="11.752cm" svg:x2="11.938cm" svg:y2="13.022cm">
          <text:p/>
        </draw:line>
        <draw:line draw:style-name="gr6" draw:text-style-name="P1" draw:layer="layout" svg:x1="10.668cm" svg:y1="13.022cm" svg:x2="11.938cm" svg:y2="11.752cm">
          <text:p/>
        </draw:line>
        <draw:line draw:style-name="gr6" draw:text-style-name="P1" draw:layer="layout" svg:x1="10.668cm" svg:y1="8.45cm" svg:x2="11.938cm" svg:y2="9.72cm">
          <text:p/>
        </draw:line>
        <draw:line draw:style-name="gr6" draw:text-style-name="P1" draw:layer="layout" svg:x1="10.668cm" svg:y1="9.72cm" svg:x2="11.938cm" svg:y2="8.45cm">
          <text:p/>
        </draw:line>
        <draw:line draw:style-name="gr6" draw:text-style-name="P1" draw:layer="layout" svg:x1="15.748cm" svg:y1="8.45cm" svg:x2="17.018cm" svg:y2="9.72cm">
          <text:p/>
        </draw:line>
        <draw:line draw:style-name="gr6" draw:text-style-name="P1" draw:layer="layout" svg:x1="15.748cm" svg:y1="9.72cm" svg:x2="17.018cm" svg:y2="8.45cm">
          <text:p/>
        </draw:line>
        <draw:line draw:style-name="gr6" draw:text-style-name="P1" draw:layer="layout" svg:x1="15.748cm" svg:y1="11.752cm" svg:x2="17.018cm" svg:y2="13.022cm">
          <text:p/>
        </draw:line>
        <draw:line draw:style-name="gr6" draw:text-style-name="P1" draw:layer="layout" svg:x1="15.748cm" svg:y1="13.022cm" svg:x2="17.018cm" svg:y2="11.752cm">
          <text:p/>
        </draw:line>
        <draw:frame draw:style-name="gr4" draw:layer="layout" svg:width="2.422cm" svg:height="0.703cm" svg:x="5.842cm" svg:y="15.33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draw:layer="layout" svg:width="1.27cm" svg:height="1.27cm" svg:x="10.66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5.0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883cm" svg:y1="14.004cm" svg:x2="13.883cm" svg:y2="15.02cm">
          <text:p/>
        </draw:line>
        <draw:line draw:style-name="gr5" draw:text-style-name="P1" draw:layer="layout" svg:x1="15.153cm" svg:y1="14.004cm" svg:x2="15.153cm" svg:y2="15.02cm">
          <text:p/>
        </draw:line>
        <draw:frame draw:style-name="gr4" draw:layer="layout" svg:width="0.859cm" svg:height="0.796cm" svg:x="13.532cm" svg:y="13.24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859cm" svg:height="0.796cm" svg:x="14.802cm" svg:y="13.20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6" draw:text-style-name="P1" draw:layer="layout" svg:x1="10.668cm" svg:y1="15.02cm" svg:x2="11.938cm" svg:y2="16.29cm">
          <text:p/>
        </draw:line>
        <draw:line draw:style-name="gr6" draw:text-style-name="P1" draw:layer="layout" svg:x1="10.668cm" svg:y1="16.29cm" svg:x2="11.938cm" svg:y2="15.02cm">
          <text:p/>
        </draw:line>
        <draw:line draw:style-name="gr6" draw:text-style-name="P1" draw:layer="layout" svg:x1="11.938cm" svg:y1="15.02cm" svg:x2="13.208cm" svg:y2="16.29cm">
          <text:p/>
        </draw:line>
        <draw:line draw:style-name="gr6" draw:text-style-name="P1" draw:layer="layout" svg:x1="11.938cm" svg:y1="16.29cm" svg:x2="13.208cm" svg:y2="15.02cm">
          <text:p/>
        </draw:line>
        <draw:line draw:style-name="gr6" draw:text-style-name="P1" draw:layer="layout" svg:x1="15.748cm" svg:y1="15.02cm" svg:x2="17.018cm" svg:y2="16.29cm">
          <text:p/>
        </draw:line>
        <draw:line draw:style-name="gr6" draw:text-style-name="P1" draw:layer="layout" svg:x1="15.748cm" svg:y1="16.29cm" svg:x2="17.018cm" svg:y2="15.02cm">
          <text:p/>
        </draw:line>
        <draw:line draw:style-name="gr6" draw:text-style-name="P1" draw:layer="layout" svg:x1="14.478cm" svg:y1="15.02cm" svg:x2="15.748cm" svg:y2="16.29cm">
          <text:p/>
        </draw:line>
        <draw:line draw:style-name="gr6" draw:text-style-name="P1" draw:layer="layout" svg:x1="14.478cm" svg:y1="16.29cm" svg:x2="15.748cm" svg:y2="15.02cm">
          <text:p/>
        </draw:line>
        <draw:frame draw:style-name="gr7" draw:text-style-name="P2" draw:layer="layout" svg:width="6.35cm" svg:height="1.005cm" svg:x="5.08cm" svg:y="15.748cm">
          <draw:text-box>
            <text:p><text:span text:style-name="T1">Clause is unit!</text:span></text:p>
          </draw:text-box>
        </draw:frame>
        <draw:line draw:style-name="gr5" draw:text-style-name="P1" draw:layer="layout" svg:x1="14.024cm" svg:y1="14.732cm" svg:x2="14.786cm" svg:y2="14.732cm">
          <text:p/>
        </draw:line>
        <draw:frame draw:style-name="gr8" draw:text-style-name="P2" draw:layer="layout" svg:width="6.858cm" svg:height="1.005cm" svg:x="3.556cm" svg:y="18.542cm">
          <draw:text-box>
            <text:p><text:span text:style-name="T1">Backtrack everything:</text:span></text:p>
          </draw:text-box>
        </draw:frame>
        <draw:custom-shape draw:style-name="gr1" draw:text-style-name="P1" draw:layer="layout" svg:width="1.27cm" svg:height="1.27cm" svg:x="10.66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8.54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09cm" svg:height="0.703cm" svg:x="10.668cm" svg:y="18.79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0.635cm" svg:height="0.703cm" svg:x="12.192cm" svg:y="18.79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0.663cm" svg:height="0.703cm" svg:x="13.462cm" svg:y="18.7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1.137cm" svg:height="0.703cm" svg:x="14.478cm" svg:y="18.79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0.651cm" svg:height="0.703cm" svg:x="16.002cm" svg:y="18.79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" draw:text-style-name="P1" draw:layer="layout" svg:x1="13.883cm" svg:y1="17.526cm" svg:x2="13.883cm" svg:y2="18.542cm">
          <text:p/>
        </draw:line>
        <draw:line draw:style-name="gr5" draw:text-style-name="P1" draw:layer="layout" svg:x1="15.153cm" svg:y1="17.526cm" svg:x2="15.153cm" svg:y2="18.542cm">
          <text:p/>
        </draw:line>
        <draw:frame draw:style-name="gr4" draw:layer="layout" svg:width="0.859cm" svg:height="0.796cm" svg:x="13.532cm" svg:y="16.76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0.859cm" svg:height="0.796cm" svg:x="14.802cm" svg:y="16.73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0.663cm" svg:height="0.703cm" svg:x="13.463cm" svg:y="8.66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663cm" svg:height="0.703cm" svg:x="13.464cm" svg:y="11.9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663cm" svg:height="0.703cm" svg:x="13.465cm" svg:y="15.27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635cm" svg:height="0.703cm" svg:x="12.193cm" svg:y="8.7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1.967cm" svg:y1="11.751cm" svg:x2="13.237cm" svg:y2="13.021cm">
          <text:p/>
        </draw:line>
        <draw:line draw:style-name="gr6" draw:text-style-name="P1" draw:layer="layout" svg:x1="11.967cm" svg:y1="13.021cm" svg:x2="13.237cm" svg:y2="11.751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6:04</meta:creation-date>
    <meta:editing-duration>PT41M20S</meta:editing-duration>
    <meta:editing-cycles>8</meta:editing-cycles>
    <dc:date>2012-10-17T16:30:01</dc:date>
    <meta:generator>LibreOffice/3.5$Linux_X86_64 LibreOffice_project/350m1$Build-2</meta:generator>
    <meta:document-statistic meta:object-count="128"/>
  </office:meta>
</office:document-meta>
</file>

<file path=Object 1/content.xml><?xml version="1.0" encoding="utf-8"?>
<math xmlns="http://www.w3.org/1998/Math/MathML">
  <semantics>
    <mrow>
      <mo stretchy="false">{</mo>
      <mrow>
        <mo stretchy="false">¬</mo>
        <mi>A</mi>
      </mrow>
      <mi>,</mi>
      <mi>B</mi>
      <mi>,</mi>
      <mi>C</mi>
      <mi>,</mi>
      <mrow>
        <mo stretchy="false">¬</mo>
        <mi>D</mi>
      </mrow>
      <mi>,</mi>
      <mi>E</mi>
      <mo stretchy="false">}</mo>
    </mrow>
    <annotation encoding="StarMath 5.0">\{neg A,B,C,neg D,E\}</annotation>
  </semantics>
</math>
</file>

<file path=Object 10/content.xml><?xml version="1.0" encoding="utf-8"?>
<math xmlns="http://www.w3.org/1998/Math/MathML">
  <semantics>
    <mrow>
      <mrow>
        <mi>E</mi>
        <mo stretchy="false">=</mo>
        <mtext>false</mtext>
      </mrow>
    </mrow>
    <annotation encoding="StarMath 5.0">E="false"</annotation>
  </semantics>
</math>
</file>

<file path=Object 11/content.xml><?xml version="1.0" encoding="utf-8"?>
<math xmlns="http://www.w3.org/1998/Math/MathML">
  <semantics>
    <mrow>
      <mi>B</mi>
    </mrow>
    <annotation encoding="StarMath 5.0">B</annotation>
  </semantics>
</math>
</file>

<file path=Object 12/content.xml><?xml version="1.0" encoding="utf-8"?>
<math xmlns="http://www.w3.org/1998/Math/MathML">
  <semantics>
    <mrow>
      <mi>C</mi>
    </mrow>
    <annotation encoding="StarMath 5.0">C</annotation>
  </semantics>
</math>
</file>

<file path=Object 13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4/content.xml><?xml version="1.0" encoding="utf-8"?>
<math xmlns="http://www.w3.org/1998/Math/MathML">
  <semantics>
    <mrow>
      <mi>E</mi>
    </mrow>
    <annotation encoding="StarMath 5.0">E</annotation>
  </semantics>
</math>
</file>

<file path=Object 15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16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7/content.xml><?xml version="1.0" encoding="utf-8"?>
<math xmlns="http://www.w3.org/1998/Math/MathML">
  <semantics>
    <mrow>
      <mrow>
        <mi>D</mi>
        <mo stretchy="false">=</mo>
        <mtext>true</mtext>
      </mrow>
    </mrow>
    <annotation encoding="StarMath 5.0">D="true"</annotation>
  </semantics>
</math>
</file>

<file path=Object 19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0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1/content.xml><?xml version="1.0" encoding="utf-8"?>
<math xmlns="http://www.w3.org/1998/Math/MathML">
  <semantics>
    <mrow>
      <mi>C</mi>
    </mrow>
    <annotation encoding="StarMath 5.0">C</annotation>
  </semantics>
</math>
</file>

<file path=Object 22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3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24/content.xml><?xml version="1.0" encoding="utf-8"?>
<math xmlns="http://www.w3.org/1998/Math/MathML">
  <semantics>
    <mrow>
      <mrow>
        <mi>B</mi>
        <mo stretchy="false">=</mo>
        <mtext>false</mtext>
      </mrow>
    </mrow>
    <annotation encoding="StarMath 5.0">B="false"</annotation>
  </semantics>
</math>
</file>

<file path=Object 25/content.xml><?xml version="1.0" encoding="utf-8"?>
<math xmlns="http://www.w3.org/1998/Math/MathML">
  <semantics>
    <mrow>
      <mi>C</mi>
    </mrow>
    <annotation encoding="StarMath 5.0">C</annotation>
  </semantics>
</math>
</file>

<file path=Object 2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7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8/content.xml><?xml version="1.0" encoding="utf-8"?>
<math xmlns="http://www.w3.org/1998/Math/MathML">
  <semantics>
    <mrow>
      <mi>C</mi>
    </mrow>
    <annotation encoding="StarMath 5.0">C</annotation>
  </semantics>
</math>
</file>

<file path=Object 2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1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2/content.xml><?xml version="1.0" encoding="utf-8"?>
<math xmlns="http://www.w3.org/1998/Math/MathML">
  <semantics>
    <mrow>
      <mi>B</mi>
    </mrow>
    <annotation encoding="StarMath 5.0">B</annotation>
  </semantics>
</math>
</file>

<file path=Object 33/content.xml><?xml version="1.0" encoding="utf-8"?>
<math xmlns="http://www.w3.org/1998/Math/MathML">
  <semantics>
    <mrow>
      <mi>C</mi>
    </mrow>
    <annotation encoding="StarMath 5.0">C</annotation>
  </semantics>
</math>
</file>

<file path=Object 34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35/content.xml><?xml version="1.0" encoding="utf-8"?>
<math xmlns="http://www.w3.org/1998/Math/MathML">
  <semantics>
    <mrow>
      <mi>E</mi>
    </mrow>
    <annotation encoding="StarMath 5.0">E</annotation>
  </semantics>
</math>
</file>

<file path=Object 3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7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8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6/content.xml><?xml version="1.0" encoding="utf-8"?>
<math xmlns="http://www.w3.org/1998/Math/MathML">
  <semantics>
    <mrow>
      <mi>E</mi>
    </mrow>
    <annotation encoding="StarMath 5.0">E</annotation>
  </semantics>
</math>
</file>

<file path=Object 7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8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9/content.xml><?xml version="1.0" encoding="utf-8"?>
<math xmlns="http://www.w3.org/1998/Math/MathML">
  <semantics>
    <mrow>
      <mrow>
        <mi>A</mi>
        <mo stretchy="false">=</mo>
        <mtext>true</mtext>
      </mrow>
    </mrow>
    <annotation encoding="StarMath 5.0">A="true"</annotation>
  </semantics>
</math>
</file>